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66ff" draw:marker-start-width="0.35cm" draw:marker-end-width="0.35cm" draw:fill-color="#83caff" draw:textarea-horizontal-align="justify" draw:textarea-vertical-align="middle" draw:auto-grow-height="false" fo:min-height="1.802cm" fo:min-width="2.258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cc33" draw:marker-start-width="0.35cm" draw:marker-end-width="0.35cm" draw:fill-color="#ccffcc" draw:textarea-horizontal-align="justify" draw:textarea-vertical-align="middle" draw:auto-grow-height="false" fo:min-height="1.802cm" fo:min-width="2.258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0000" draw:marker-start-width="0.35cm" draw:marker-end-width="0.35cm" draw:fill-color="#ff8080" draw:textarea-horizontal-align="justify" draw:textarea-vertical-align="middle" draw:auto-grow-height="false" fo:min-height="1.802cm" fo:min-width="2.258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ccffcc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-color="#ff8080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3.9cm" svg:height="2.9cm" svg:x="8.4cm" svg:y="5.4cm">
          <text:p text:style-name="P1"><text:span text:style-name="T1">AU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3.9cm" svg:height="2.9cm" svg:x="2.6cm" svg:y="14.8cm">
          <text:p text:style-name="P1"><text:span text:style-name="T1">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9cm" svg:height="2.9cm" svg:x="14.5cm" svg:y="12cm">
          <text:p text:style-name="P1"><text:span text:style-name="T1">O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0.35cm" svg:y1="8.3cm" svg:x2="14.5cm" svg:y2="13.45cm" draw:start-shape="id1" draw:start-glue-point="8" draw:end-shape="id2" draw:end-glue-point="6" svg:d="M10350 8300c0 3434 1383 5150 4150 5150" svg:viewBox="0 0 4151 5151">
          <text:p/>
        </draw:connector>
        <draw:connector draw:style-name="gr4" draw:text-style-name="P5" draw:layer="layout" draw:type="curve" svg:x1="10.35cm" svg:y1="8.3cm" svg:x2="6.5cm" svg:y2="16.25cm" draw:start-shape="id1" draw:start-glue-point="8" draw:end-shape="id3" draw:end-glue-point="10" svg:d="M10350 8300c0 5300-1283 7950-3850 7950" svg:viewBox="0 0 3851 7951">
          <text:p/>
        </draw:connector>
        <draw:frame draw:style-name="gr5" draw:text-style-name="P7" draw:layer="layout" svg:width="1.806cm" svg:height="1cm" svg:x="13.1cm" svg:y="14.8cm">
          <draw:text-box>
            <text:p text:style-name="P6"><text:span text:style-name="T2">BTN</text:span></text:p>
          </draw:text-box>
        </draw:frame>
        <draw:frame draw:style-name="gr6" draw:text-style-name="P7" draw:layer="layout" svg:width="1.806cm" svg:height="0.962cm" svg:x="10.5cm" svg:y="8.438cm">
          <draw:text-box>
            <text:p text:style-name="P6"><text:span text:style-name="T2">BTN</text:span></text:p>
          </draw:text-box>
        </draw:frame>
        <draw:frame draw:style-name="gr6" draw:text-style-name="P8" draw:layer="layout" svg:width="1.205cm" svg:height="0.962cm" svg:x="11.695cm" svg:y="11.838cm">
          <draw:text-box>
            <text:p>on</text:p>
          </draw:text-box>
        </draw:frame>
        <draw:frame draw:style-name="gr6" draw:text-style-name="P8" draw:layer="layout" svg:width="1.196cm" svg:height="0.962cm" svg:x="8.304cm" svg:y="13.6cm">
          <draw:text-box>
            <text:p>off</text:p>
          </draw:text-box>
        </draw:frame>
        <draw:frame draw:style-name="gr6" draw:text-style-name="P7" draw:layer="layout" svg:width="1.806cm" svg:height="0.962cm" svg:x="3cm" svg:y="17.938cm">
          <draw:text-box>
            <text:p text:style-name="P6"><text:span text:style-name="T2">BTN</text:span></text:p>
          </draw:text-box>
        </draw:frame>
        <draw:connector draw:style-name="gr4" draw:text-style-name="P5" draw:layer="layout" draw:type="curve" svg:x1="4.55cm" svg:y1="14.8cm" svg:x2="8.4cm" svg:y2="6.85cm" draw:start-shape="id3" draw:start-glue-point="4" draw:end-shape="id1" draw:end-glue-point="6" svg:d="M4550 14800c0-5300 1283-7950 3850-7950" svg:viewBox="0 0 3851 7951">
          <text:p/>
        </draw:connector>
        <draw:connector draw:style-name="gr4" draw:text-style-name="P5" draw:layer="layout" draw:type="curve" svg:x1="16.45cm" svg:y1="12cm" svg:x2="12.3cm" svg:y2="6.85cm" draw:start-shape="id2" draw:start-glue-point="4" draw:end-shape="id1" draw:end-glue-point="10" svg:d="M16450 12000c0-3434-1383-5150-4150-5150" svg:viewBox="0 0 4151 5151">
          <text:p/>
        </draw:connector>
        <draw:connector draw:style-name="gr4" draw:text-style-name="P5" draw:layer="layout" draw:type="curve" draw:line-skew="0.647cm" svg:x1="4.55cm" svg:y1="17.7cm" svg:x2="16.45cm" svg:y2="14.9cm" draw:start-shape="id3" draw:start-glue-point="8" draw:end-shape="id2" draw:end-glue-point="8" svg:d="M4550 17700c0 1797 11900 3197 11900-2800" svg:viewBox="0 0 11901 4348">
          <text:p/>
        </draw:connector>
        <draw:connector draw:style-name="gr4" draw:text-style-name="P5" draw:layer="layout" draw:type="curve" draw:line-skew="-0.299cm" svg:x1="15.071cm" svg:y1="14.476cm" svg:x2="5.929cm" svg:y2="17.276cm" draw:start-shape="id2" draw:start-glue-point="7" draw:end-shape="id3" draw:end-glue-point="9" svg:d="M15071 14476c0 5214-9142 3814-9142 2800" svg:viewBox="0 0 9143 3767">
          <text:p/>
        </draw:connector>
        <draw:frame draw:style-name="gr7" draw:text-style-name="P8" draw:layer="layout" svg:width="2.581cm" svg:height="1.873cm" svg:x="15.619cm" svg:y="6.9cm">
          <draw:text-box>
            <text:p>timeout</text:p>
            <text:p>(5 min)</text:p>
          </draw:text-box>
        </draw:frame>
        <draw:frame draw:style-name="gr8" draw:text-style-name="P8" draw:layer="layout" svg:width="3.181cm" svg:height="2.384cm" svg:x="2.6cm" svg:y="7.3cm">
          <draw:text-box>
            <text:p>timeout</text:p>
            <text:p>(15 min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3:27:53.446000000</meta:creation-date>
    <dc:date>2016-06-30T13:40:03</dc:date>
    <meta:editing-duration>PT12M9S</meta:editing-duration>
    <meta:editing-cycles>1</meta:editing-cycles>
    <meta:document-statistic meta:object-count="16"/>
    <meta:generator>LibreOffice/4.4.7.2$Windows_x86 LibreOffice_project/f3153a8b245191196a4b6b9abd1d0da16eead600</meta:generator>
  </office:meta>
</office:document-meta>
</file>